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Request">
            <text:p>DocumentStatusRequest</text:p>
          </table:table-cell>
          <table:table-cell table:style-name="ce7" office:value-type="string" office:string-value="Document Status Request. Details">
            <text:p>Document Status Request. Details</text:p>
          </table:table-cell>
          <table:table-cell table:style-name="ce7" office:value-type="string" office:string-value=""/>
          <table:table-cell table:style-name="ce7" office:value-type="string" office:string-value="Document Status Request">
            <text:p>Document Status Reques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request the status of another document.">
            <text:p>A document used to request the status of another document.</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Document Status Request. UBL Version Identifier. Identifier">
            <text:p>Document Status Request. UBL Version Identifier. Identifier</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Document Status Request. Customization Identifier. Identifier">
            <text:p>Document Status Request. Customization Identifier. Identifier</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Document Status Request. Profile Identifier. Identifier">
            <text:p>Document Status Request. Profile Identifier. Identifier</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Document Status Request. Profile Execution Identifier. Identifier">
            <text:p>Document Status Request. Profile Execution Identifier. Identifier</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Document Status Request. Identifier">
            <text:p>Document Status Request. Identifier</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Document Status Request. Copy_ Indicator. Indicator">
            <text:p>Document Status Request. Copy_ Indicator. Indicator</text:p>
          </table:table-cell>
          <table:table-cell table:style-name="ce8" office:value-type="string" office:string-value=""/>
          <table:table-cell office:value-type="string" table:style-name="ce8" office:string-value="Document Status Request">
            <text:p>Document Status Reques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Document Status Request. UUID. Identifier">
            <text:p>Document Status Request. UUID. Identifier</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Document Status Request. Issue Date. Date">
            <text:p>Document Status Request. Issue Date. Date</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Document Status Request. Issue Time. Time">
            <text:p>Document Status Request. Issue Time. Time</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Document Status Request. Note. Text">
            <text:p>Document Status Request. Note. Text</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TrackingID">
            <text:p>TrackingID</text:p>
          </table:table-cell>
          <table:table-cell office:value-type="string" table:style-name="ce8" office:string-value="Document Status Request. Tracking Identifier. Identifier">
            <text:p>Document Status Request. Tracking Identifier. Identifier</text:p>
          </table:table-cell>
          <table:table-cell table:style-name="ce8" office:value-type="string" office:string-value=""/>
          <table:table-cell office:value-type="string" table:style-name="ce8" office:string-value="Document Status Request">
            <text:p>Document Status Request</text:p>
          </table:table-cell>
          <table:table-cell table:style-name="ce8" office:value-type="string" office:string-value=""/>
          <table:table-cell office:value-type="string" table:style-name="ce8" office:string-value="Tracking">
            <text:p>Tracking</text:p>
          </table:table-cell>
          <table:table-cell office:value-type="string" table:style-name="ce8" office:string-value="Identifier">
            <text:p>Identifier</text:p>
          </table:table-cell>
          <table:table-cell office:value-type="string" table:style-name="ce3" table:formula="of:=IF([.F13]&lt;&gt;&quot;&quot;;CONCATENATE([.F13];&quot; &quot;;[.G13]);[.G13])" office:string-value="Tracking Identifier">
            <text:p>Tracking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3]&lt;&gt;&quot;&quot;;CONCATENATE([.J13];&quot;_ &quot;;[.I13];&quot;. Type&quot;);CONCATENATE([.I1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racking status of the business process .">
            <text:p>An identifier for tracking status of the business process .</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RequestedDocumentReference">
            <text:p>RequestedDocumentReference</text:p>
          </table:table-cell>
          <table:table-cell table:style-name="ce9" office:value-type="string" office:string-value="Document Status Request. Requested_ Document Reference. Document Reference">
            <text:p>Document Status Request. Requested_ Document Reference. Document Reference</text:p>
          </table:table-cell>
          <table:table-cell table:style-name="ce9" office:value-type="string" office:string-value=""/>
          <table:table-cell table:style-name="ce9" office:value-type="string" office:string-value="Document Status Request">
            <text:p>Document Status Request</text:p>
          </table:table-cell>
          <table:table-cell table:style-name="ce9" office:value-type="string" office:string-value="Requested">
            <text:p>Requested</text:p>
          </table:table-cell>
          <table:table-cell table:style-name="ce9" office:value-type="string" office:string-value=""/>
          <table:table-cell table:style-name="ce9" office:value-type="string" office:string-value=""/>
          <table:table-cell table:style-name="ce9" table:formula="of:=[.M14]"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document about which status is requested.">
            <text:p>The document about which status is request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9" office:value-type="string" office:string-value="Document Status Request. Signature">
            <text:p>Document Status Request. Signature</text:p>
          </table:table-cell>
          <table:table-cell table:style-name="ce9" office:value-type="string" office:string-value=""/>
          <table:table-cell table:style-name="ce9" office:value-type="string" office:string-value="Document Status Request">
            <text:p>Document Status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9" office:value-type="string" office:string-value="Document Status Request. Sender_ Party. Party">
            <text:p>Document Status Request. Sender_ Party. Party</text:p>
          </table:table-cell>
          <table:table-cell table:style-name="ce9" office:value-type="string" office:string-value=""/>
          <table:table-cell table:style-name="ce9" office:value-type="string" office:string-value="Document Status Request">
            <text:p>Document Status Reques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sending this document.">
            <text:p>The party send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9" office:value-type="string" office:string-value="Document Status Request. Receiver_ Party. Party">
            <text:p>Document Status Request. Receiver_ Party. Party</text:p>
          </table:table-cell>
          <table:table-cell table:style-name="ce9" office:value-type="string" office:string-value=""/>
          <table:table-cell table:style-name="ce9" office:value-type="string" office:string-value="Document Status Request">
            <text:p>Document Status Reques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